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Oracle Sql2</text:p>
      <text:p text:style-name="Normal"/>
      <text:h text:style-name="Heading1" text:outline-level="1">Question 1:</text:h>
      <text:p text:style-name="Normal">SELECT<text:s/></text:p>
      <text:p text:style-name="Normal">Emp_id AS Staff ID,</text:p>
      <text:p text:style-name="Normal">surname AS Surname,</text:p>
      <text:p text:style-name="Normal">salary AS Monthly Salary</text:p>
      <text:p text:style-name="Normal">FROM Employees;</text:p>
      <text:h text:style-name="Heading1" text:outline-level="1">Question 2:</text:h>
      <text:p text:style-name="Normal"/>
      <text:p text:style-name="Normal">SELECT<text:s/></text:p>
      <text:p text:style-name="Normal">Dept_name AS Dept NAME,</text:p>
      <text:p text:style-name="Normal">dept_id AS Dept code,</text:p>
      <text:p text:style-name="Normal">Manager_id AS Dept Manager</text:p>
      <text:p text:style-name="Normal">FROM Deptartments</text:p>
      <text:h text:style-name="Heading1" text:outline-level="1">Question 3:</text:h>
      <text:p text:style-name="Normal">SELECT * FROM Jobgrades</text:p>
      <text:h text:style-name="Heading1" text:outline-level="1">Question 4:</text:h>
      <text:p text:style-name="Normal">SELECT</text:p>
      <text:p text:style-name="Normal">First_name AS First Name,</text:p>
      <text:p text:style-name="Normal">UCASE(surname) AS Surname,</text:p>
      <text:p text:style-name="Normal">Emp_id Staff ID</text:p>
      <text:p text:style-name="Normal">FROM Employees</text:p>
      <text:p text:style-name="Normal">ORDER BY surname DESC;</text:p>
      <text:h text:style-name="Heading1" text:outline-level="1">Question 5:</text:h>
      <text:p text:style-name="Normal">SELECT Emp_id AS Staff ID,</text:p>
      <text:p text:style-name="Normal">salary AS Annual Salary</text:p>
      <text:p text:style-name="Normal">FROM Employees</text:p>
      <text:p text:style-name="Normal">WHERE salary &gt; 2300</text:p>
      <text:p text:style-name="Normal">ORDER BY salary DESC;</text:p>
      <text:soft-page-break/>
      <text:h text:style-name="Heading1" text:outline-level="1">Question 6:</text:h>
      <text:p text:style-name="Normal">SELECT Emp_id ,</text:p>
      <text:p text:style-name="Normal">surname,</text:p>
      <text:p text:style-name="Normal">First_name,</text:p>
      <text:p text:style-name="Normal">salary</text:p>
      <text:p text:style-name="Normal">FROM Employees</text:p>
      <text:p text:style-name="Normal">WHERE dep_id = 'COM1'</text:p>
      <text:p text:style-name="Normal">ORDER BY salary ASC, surname DESC;</text:p>
      <text:h text:style-name="Heading1" text:outline-level="1">Question 7:</text:h>
      <text:p text:style-name="Normal">SELECT Emp_id,</text:p>
      <text:p text:style-name="Normal">surname,</text:p>
      <text:p text:style-name="Normal">First_name</text:p>
      <text:p text:style-name="Normal">FROM Employees</text:p>
      <text:p text:style-name="Normal">WHERE salary &gt; 20000<text:s/></text:p>
      <text:p text:style-name="Normal">AND salary &lt; 27000<text:s/></text:p>
      <text:p text:style-name="Normal">AND dep_id = 'Sal1';</text:p>
      <text:h text:style-name="Heading1" text:outline-level="1">Question 8:</text:h>
      <text:p text:style-name="Normal">ALTER TABLE Employees</text:p>
      <text:p text:style-name="Normal">ADD Date_Emplyed DATE;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Normal"/>
      <text:p text:style-name="Normal"/>
      <text:h text:style-name="Heading1" text:outline-level="1"/>
      <text:h text:style-name="Heading1" text:outline-level="1">Question 9:</text:h>
      <text:p text:style-name="Normal">INSERT ALL</text:p>
      <text:p text:style-name="Normal"/>
      <text:p text:style-name="Normal">INTO Employees (SK01, Stephen, WASH, (TO_DATE('26/09/2001 ', ''dd/mm/yyyy <text:s/>'))</text:p>
      <text:p text:style-name="Normal">INTO Employees (SK02, Suky, Kaur, (TO_DATE(' 01/10/1997', ''dd/mm/yyyy <text:s/>'))</text:p>
      <text:p text:style-name="Normal">INTO Employees (Mp03, Mary, Powell, (TO_DATE('01/01/1998 ', <text:s/>''dd/mm/yyyy <text:s/>'))</text:p>
      <text:p text:style-name="Normal">INTO Employees (Pw05, Peter, Wood, (TO_DATE('06/07/2004 ', ''dd/mm/yyyy '))</text:p>
      <text:p text:style-name="Normal">INTO Employees (Jk06, John, King, (TO_DATE(' 17/03/2009', <text:s/>''dd/mm/yyyy <text:s/>'))</text:p>
      <text:p text:style-name="Normal">INTO Employees (Ms08, Mike, Smith, (TO_DATE(' 18/08/2011 ', <text:s/>''dd/mm/yyyy <text:s/>'))</text:p>
      <text:p text:style-name="Normal">INTO Employees (MJ19, Mark, Jones, (TO_DATE('14/07/2008', <text:s/>''dd/mm/yyyy <text:s/>'))</text:p>
      <text:p text:style-name="Normal">INTO Employees (ps, Paul, Sawyer, (TO_DATE('10/10/2010 ', <text:s/>'dd/mm/yyyy '))</text:p>
      <text:p text:style-name="Normal"/>
      <text:p text:style-name="Normal">SELECT 1 FROM DUAL;</text:p>
      <text:h text:style-name="Heading1" text:outline-level="1">Question 1:</text:h>
      <text:h text:style-name="Heading1" text:outline-level="1">Question 1:</text:h>
      <text:h text:style-name="Heading1" text:outline-level="1">Question 1:</text:h>
      <text:h text:style-name="Heading1" text:outline-level="1">Question 1: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0" style:page-layout-name="PL0">
      <style:header>
        <text:p text:style-name="P2">Robert Rigler<text:tab/>220CT CW2<text:s/>ID:<text:s/>493937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Rigler</meta:initial-creator>
    <dc:creator>Robert Rigler</dc:creator>
    <meta:creation-date>2015-03-20T21:49:00Z</meta:creation-date>
    <dc:date>2015-03-20T22:27:00Z</dc:date>
    <meta:template xlink:href="Normal" xlink:type="simple"/>
    <meta:editing-cycles>2</meta:editing-cycles>
    <meta:editing-duration>PT1500S</meta:editing-duration>
    <meta:document-statistic meta:page-count="3" meta:paragraph-count="3" meta:word-count="229" meta:character-count="1537" meta:row-count="10" meta:non-whitespace-character-count="1311"/>
  </office:meta>
</office:document-meta>
</file>